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30" officeooo:paragraph-rsid="00155d30"/>
    </style:style>
    <style:style style:name="T1" style:family="text">
      <style:text-properties officeooo:rsid="00166c31"/>
    </style:style>
    <style:style style:name="T2" style:family="text">
      <style:text-properties officeooo:rsid="00420a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sssssssssssda</text:span>a<text:span text:style-name="T1">aailajsdlkasnsdsasaassaaaaassssssssd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17:02.479079489</meta:creation-date>
    <dc:date>2018-02-26T12:51:23.634956311</dc:date>
    <meta:editing-duration>PT1H49M24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6" meta:non-whitespace-character-count="56"/>
  </office:meta>
</office:document-meta>
</file>